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background-color="transparent" style:cell-protect="protected"/>
      <style:text-properties fo:color="#000000"/>
    </style:style>
    <style:style style:name="ce5" style:family="table-cell" style:parent-style-name="Default" style:data-style-name="N0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8.67833333333333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03729166666667cm" style:use-optimal-column-width="true"/>
    </style:style>
    <style:style style:name="co5" style:family="table-column">
      <style:table-column-properties fo:break-before="auto" style:column-width="7.0643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arency_Report_-_Export_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ayment Date</text:p>
          </table:table-cell>
          <table:table-cell office:value-type="string" table:style-name="ce2">
            <text:p>Vendor Name</text:p>
          </table:table-cell>
          <table:table-cell office:value-type="string" table:style-name="ce2">
            <text:p>SumOfAmount</text:p>
          </table:table-cell>
          <table:table-cell office:value-type="string" table:style-name="ce2">
            <text:p>Payment Id</text:p>
          </table:table-cell>
          <table:table-cell office:value-type="string" table:style-name="ce2">
            <text:p>Level 2 Description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A W R PICKERSGILL LTD</text:p>
          </table:table-cell>
          <table:table-cell office:value-type="float" office:value="2890" table:style-name="ce5">
            <text:p>289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ADT FIRE &amp; SECURITY LTD</text:p>
          </table:table-cell>
          <table:table-cell office:value-type="float" office:value="1310.07" table:style-name="ce5">
            <text:p>1310.07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ADT FIRE AND SECURITY PLC</text:p>
          </table:table-cell>
          <table:table-cell office:value-type="float" office:value="20809.91" table:style-name="ce5">
            <text:p>20809.91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ADT FIRE AND SECURITY PLC</text:p>
          </table:table-cell>
          <table:table-cell office:value-type="float" office:value="1640" table:style-name="ce5">
            <text:p>164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ANGLIAN WATER</text:p>
          </table:table-cell>
          <table:table-cell office:value-type="float" office:value="3266.16" table:style-name="ce5">
            <text:p>3266.16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AVI LTD</text:p>
          </table:table-cell>
          <table:table-cell office:value-type="float" office:value="899" table:style-name="ce5">
            <text:p>899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BARKER AND EVANS</text:p>
          </table:table-cell>
          <table:table-cell office:value-type="float" office:value="18789" table:style-name="ce5">
            <text:p>18789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BARTON COMMUNITY ASSOCIATION</text:p>
          </table:table-cell>
          <table:table-cell office:value-type="float" office:value="887.5" table:style-name="ce5">
            <text:p>887.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BMW (UK) LTD</text:p>
          </table:table-cell>
          <table:table-cell office:value-type="float" office:value="1632" table:style-name="ce5">
            <text:p>1632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BMW (UK) LTD</text:p>
          </table:table-cell>
          <table:table-cell office:value-type="float" office:value="699.01" table:style-name="ce5">
            <text:p>699.01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608.88" table:style-name="ce5">
            <text:p>608.88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BUCKS COUNTY COUNCIL</text:p>
          </table:table-cell>
          <table:table-cell office:value-type="float" office:value="5850" table:style-name="ce5">
            <text:p>585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CASTROL (UK) LTD</text:p>
          </table:table-cell>
          <table:table-cell office:value-type="float" office:value="840.32" table:style-name="ce5">
            <text:p>840.32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CHUBB FIRE LTD</text:p>
          </table:table-cell>
          <table:table-cell office:value-type="float" office:value="668.85" table:style-name="ce5">
            <text:p>668.8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CIPFA</text:p>
          </table:table-cell>
          <table:table-cell office:value-type="float" office:value="2990" table:style-name="ce5">
            <text:p>299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COMPUTACENTER (UK) LTD</text:p>
          </table:table-cell>
          <table:table-cell office:value-type="float" office:value="3959.4" table:style-name="ce5">
            <text:p>3959.4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COOPER READING</text:p>
          </table:table-cell>
          <table:table-cell office:value-type="float" office:value="2803.9" table:style-name="ce5">
            <text:p>2803.9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CROWCON DETECTION INSTRUMENTS LTD</text:p>
          </table:table-cell>
          <table:table-cell office:value-type="float" office:value="838" table:style-name="ce5">
            <text:p>838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67796.800000000003" table:style-name="ce5">
            <text:p>67796.8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DEPARTMENT OF TRANSPORT - OXFORD</text:p>
          </table:table-cell>
          <table:table-cell office:value-type="float" office:value="10000" table:style-name="ce5">
            <text:p>1000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DERBY UNITEX LTD</text:p>
          </table:table-cell>
          <table:table-cell office:value-type="float" office:value="1696" table:style-name="ce5">
            <text:p>1696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EXPERIAN LTD</text:p>
          </table:table-cell>
          <table:table-cell office:value-type="float" office:value="26346.5" table:style-name="ce5">
            <text:p>26346.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F J LANE &amp; SON LTD</text:p>
          </table:table-cell>
          <table:table-cell office:value-type="float" office:value="3957" table:style-name="ce5">
            <text:p>3957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FORD MOTOR COMPANY LTD</text:p>
          </table:table-cell>
          <table:table-cell office:value-type="float" office:value="17656.650000000001" table:style-name="ce5">
            <text:p>17656.6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909" table:style-name="ce5">
            <text:p>909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HAMPSHIRE POLICE AUTHORITY</text:p>
          </table:table-cell>
          <table:table-cell office:value-type="float" office:value="617.04" table:style-name="ce5">
            <text:p>617.04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HAMPSHIRE POLICE AUTHORITY</text:p>
          </table:table-cell>
          <table:table-cell office:value-type="float" office:value="800" table:style-name="ce5">
            <text:p>80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HEADLEY TYRES LTD</text:p>
          </table:table-cell>
          <table:table-cell office:value-type="float" office:value="1031.55" table:style-name="ce5">
            <text:p>1031.5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ID MANAGEMENT SYSTEMS</text:p>
          </table:table-cell>
          <table:table-cell office:value-type="float" office:value="750" table:style-name="ce5">
            <text:p>75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INFOCAP TECHNOLOGIES LTD</text:p>
          </table:table-cell>
          <table:table-cell office:value-type="float" office:value="2090" table:style-name="ce5">
            <text:p>209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INTOXIMETERS LTD</text:p>
          </table:table-cell>
          <table:table-cell office:value-type="float" office:value="520" table:style-name="ce5">
            <text:p>52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JUMA COMMUNICATIONS LTD</text:p>
          </table:table-cell>
          <table:table-cell office:value-type="float" office:value="8356" table:style-name="ce5">
            <text:p>8356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KENT POLICE</text:p>
          </table:table-cell>
          <table:table-cell office:value-type="float" office:value="32314.15" table:style-name="ce5">
            <text:p>32314.1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LAMBERT SMITH HAMPTON</text:p>
          </table:table-cell>
          <table:table-cell office:value-type="float" office:value="5739.04" table:style-name="ce5">
            <text:p>5739.04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LEXISNEXIS</text:p>
          </table:table-cell>
          <table:table-cell office:value-type="float" office:value="20671" table:style-name="ce5">
            <text:p>20671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LOWE &amp; OLIVER LTD</text:p>
          </table:table-cell>
          <table:table-cell office:value-type="float" office:value="4372.75" table:style-name="ce5">
            <text:p>4372.7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2489.88" table:style-name="ce5">
            <text:p>2489.88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MARSH LTD</text:p>
          </table:table-cell>
          <table:table-cell office:value-type="float" office:value="19040" table:style-name="ce5">
            <text:p>1904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MARSH LTD</text:p>
          </table:table-cell>
          <table:table-cell office:value-type="float" office:value="121518.64" table:style-name="ce5">
            <text:p>121518.64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MENDEM MOTORS</text:p>
          </table:table-cell>
          <table:table-cell office:value-type="float" office:value="502.41" table:style-name="ce5">
            <text:p>502.41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36079.29" table:style-name="ce5">
            <text:p>36079.29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NICK ROBINS LTD</text:p>
          </table:table-cell>
          <table:table-cell office:value-type="float" office:value="2485" table:style-name="ce5">
            <text:p>248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ORCHID CELLMARK LTD</text:p>
          </table:table-cell>
          <table:table-cell office:value-type="float" office:value="1995" table:style-name="ce5">
            <text:p>199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OSMOND GROUP LTD</text:p>
          </table:table-cell>
          <table:table-cell office:value-type="float" office:value="752" table:style-name="ce5">
            <text:p>752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PAYPOINT NETWORK LTD</text:p>
          </table:table-cell>
          <table:table-cell office:value-type="float" office:value="825" table:style-name="ce5">
            <text:p>82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PENNA PLC</text:p>
          </table:table-cell>
          <table:table-cell office:value-type="float" office:value="789" table:style-name="ce5">
            <text:p>789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PETER JONES (ILG) LTD</text:p>
          </table:table-cell>
          <table:table-cell office:value-type="float" office:value="1890" table:style-name="ce5">
            <text:p>189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PMD MAGNETICS</text:p>
          </table:table-cell>
          <table:table-cell office:value-type="float" office:value="2500" table:style-name="ce5">
            <text:p>250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PORTAKABIN LTD</text:p>
          </table:table-cell>
          <table:table-cell office:value-type="float" office:value="6653.81" table:style-name="ce5">
            <text:p>6653.81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PRESSFAB EVO LTD</text:p>
          </table:table-cell>
          <table:table-cell office:value-type="float" office:value="26139.9" table:style-name="ce5">
            <text:p>26139.9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PROBRAND LTD</text:p>
          </table:table-cell>
          <table:table-cell office:value-type="float" office:value="5091" table:style-name="ce5">
            <text:p>5091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PVL UK LTD</text:p>
          </table:table-cell>
          <table:table-cell office:value-type="float" office:value="1753.5" table:style-name="ce5">
            <text:p>1753.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QMP MANAGEMENT &amp; DESIGN</text:p>
          </table:table-cell>
          <table:table-cell office:value-type="float" office:value="1950" table:style-name="ce5">
            <text:p>195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READING TRANSPORT LTD</text:p>
          </table:table-cell>
          <table:table-cell office:value-type="float" office:value="1245" table:style-name="ce5">
            <text:p>124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REED</text:p>
          </table:table-cell>
          <table:table-cell office:value-type="float" office:value="105279.08" table:style-name="ce5">
            <text:p>105279.08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REED</text:p>
          </table:table-cell>
          <table:table-cell office:value-type="float" office:value="507.48" table:style-name="ce5">
            <text:p>507.48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RIDGWAY ENGINEERING LTD</text:p>
          </table:table-cell>
          <table:table-cell office:value-type="float" office:value="525" table:style-name="ce5">
            <text:p>52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ROBERT M DONALDSON</text:p>
          </table:table-cell>
          <table:table-cell office:value-type="float" office:value="13705" table:style-name="ce5">
            <text:p>1370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ROYAL BOROUGH OF WINDSOR &amp; MAIDENHEAD CO</text:p>
          </table:table-cell>
          <table:table-cell office:value-type="float" office:value="8000" table:style-name="ce5">
            <text:p>800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RSG ENGINEERING LTD</text:p>
          </table:table-cell>
          <table:table-cell office:value-type="float" office:value="799.6" table:style-name="ce5">
            <text:p>799.6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SOLON SECURITY LTD</text:p>
          </table:table-cell>
          <table:table-cell office:value-type="float" office:value="1895" table:style-name="ce5">
            <text:p>189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SPECIALIST CARS STEVENAGE</text:p>
          </table:table-cell>
          <table:table-cell office:value-type="float" office:value="1857.49" table:style-name="ce5">
            <text:p>1857.49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33892.269999999997" table:style-name="ce5">
            <text:p>33892.27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ST THOMAS CROSS GARAGE LTD</text:p>
          </table:table-cell>
          <table:table-cell office:value-type="float" office:value="2074.81" table:style-name="ce5">
            <text:p>2074.81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STAPLETONS (TYRE SERVICES) LTD</text:p>
          </table:table-cell>
          <table:table-cell office:value-type="float" office:value="503.6" table:style-name="ce5">
            <text:p>503.6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THAMES VALLEY MAINTENANCE (OXFORD) LIMIT</text:p>
          </table:table-cell>
          <table:table-cell office:value-type="float" office:value="29437" table:style-name="ce5">
            <text:p>29437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THE OPEN UNIVERSITY</text:p>
          </table:table-cell>
          <table:table-cell office:value-type="float" office:value="5911" table:style-name="ce5">
            <text:p>5911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THE OPEN UNIVERSITY</text:p>
          </table:table-cell>
          <table:table-cell office:value-type="float" office:value="7000" table:style-name="ce5">
            <text:p>700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THE VETERINARY CENTRE</text:p>
          </table:table-cell>
          <table:table-cell office:value-type="float" office:value="1124.04" table:style-name="ce5">
            <text:p>1124.04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TVP CO-OP PURCHASE CARD A/C</text:p>
          </table:table-cell>
          <table:table-cell office:value-type="float" office:value="19585.759999999998" table:style-name="ce5">
            <text:p>19585.76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TVP CO-OP PURCHASE CARD A/C</text:p>
          </table:table-cell>
          <table:table-cell office:value-type="float" office:value="746.88" table:style-name="ce5">
            <text:p>746.88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TVP CO-OP PURCHASE CARD A/C</text:p>
          </table:table-cell>
          <table:table-cell office:value-type="float" office:value="624.38" table:style-name="ce5">
            <text:p>624.38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UKAS</text:p>
          </table:table-cell>
          <table:table-cell office:value-type="float" office:value="4193.25" table:style-name="ce5">
            <text:p>4193.2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VECTOR &amp; SCALAR PRODUCTS LTD</text:p>
          </table:table-cell>
          <table:table-cell office:value-type="float" office:value="580" table:style-name="ce5">
            <text:p>58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VODAFONE LIMITED</text:p>
          </table:table-cell>
          <table:table-cell office:value-type="float" office:value="13078.75" table:style-name="ce5">
            <text:p>13078.75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WA PRODUCTS (UK) LTD</text:p>
          </table:table-cell>
          <table:table-cell office:value-type="float" office:value="1620" table:style-name="ce5">
            <text:p>162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WAREHOUSE EXPRESS LTD</text:p>
          </table:table-cell>
          <table:table-cell office:value-type="float" office:value="3075.1" table:style-name="ce5">
            <text:p>3075.1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3">
            <text:p>04/11/2020</text:p>
          </table:table-cell>
          <table:table-cell office:value-type="string" table:style-name="ce4">
            <text:p>WINDRUSH DOOR &amp; WINDOW SERVICES LTD</text:p>
          </table:table-cell>
          <table:table-cell office:value-type="float" office:value="5790" table:style-name="ce5">
            <text:p>5790</text:p>
          </table:table-cell>
          <table:table-cell office:value-type="float" office:value="3499" table:style-name="ce5">
            <text:p>349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ADT FIRE &amp; SECURITY LTD</text:p>
          </table:table-cell>
          <table:table-cell office:value-type="float" office:value="9508.7999999999993" table:style-name="ce5">
            <text:p>9508.8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ANDREWS SYKES HIRE LTD</text:p>
          </table:table-cell>
          <table:table-cell office:value-type="float" office:value="2972.73" table:style-name="ce5">
            <text:p>2972.73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BARKER AND EVANS</text:p>
          </table:table-cell>
          <table:table-cell office:value-type="float" office:value="8446.6200000000008" table:style-name="ce5">
            <text:p>8446.62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BERKSHIRE CYCLE CO</text:p>
          </table:table-cell>
          <table:table-cell office:value-type="float" office:value="881.67" table:style-name="ce5">
            <text:p>881.67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Reimbursed Services - Other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CASTROL (UK) LTD</text:p>
          </table:table-cell>
          <table:table-cell office:value-type="float" office:value="574.08000000000004" table:style-name="ce5">
            <text:p>574.08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CB RICHARD ELLIS</text:p>
          </table:table-cell>
          <table:table-cell office:value-type="float" office:value="7492.68" table:style-name="ce5">
            <text:p>7492.68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896" table:style-name="ce5">
            <text:p>896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105960.03" table:style-name="ce5">
            <text:p>105960.03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ESSEX POLICE AUTHORITY</text:p>
          </table:table-cell>
          <table:table-cell office:value-type="float" office:value="1281.47" table:style-name="ce5">
            <text:p>1281.47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F J LANE &amp; SON LTD</text:p>
          </table:table-cell>
          <table:table-cell office:value-type="float" office:value="2527" table:style-name="ce5">
            <text:p>2527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89510" table:style-name="ce5">
            <text:p>89510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GROUPTYRE WHOLSALE LTD</text:p>
          </table:table-cell>
          <table:table-cell office:value-type="float" office:value="987.6" table:style-name="ce5">
            <text:p>987.6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HAMPSHIRE POLICE AUTHORITY</text:p>
          </table:table-cell>
          <table:table-cell office:value-type="float" office:value="549.76" table:style-name="ce5">
            <text:p>549.76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HAMPSHIRE POLICE AUTHORITY</text:p>
          </table:table-cell>
          <table:table-cell office:value-type="float" office:value="4881.41" table:style-name="ce5">
            <text:p>4881.41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Police Officer Overtim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HEADLEY TYRES LTD</text:p>
          </table:table-cell>
          <table:table-cell office:value-type="float" office:value="839.65" table:style-name="ce5">
            <text:p>839.65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INSIDE OUT DEVELOPMENTS LTD</text:p>
          </table:table-cell>
          <table:table-cell office:value-type="float" office:value="801.33" table:style-name="ce5">
            <text:p>801.33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KEELA INTERNATIONAL</text:p>
          </table:table-cell>
          <table:table-cell office:value-type="float" office:value="669" table:style-name="ce5">
            <text:p>669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LOWE &amp; OLIVER LTD</text:p>
          </table:table-cell>
          <table:table-cell office:value-type="float" office:value="16759.89" table:style-name="ce5">
            <text:p>16759.89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1244.94" table:style-name="ce5">
            <text:p>1244.94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MICROSCOPE SERVICES LTD</text:p>
          </table:table-cell>
          <table:table-cell office:value-type="float" office:value="800" table:style-name="ce5">
            <text:p>800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27631.49" table:style-name="ce5">
            <text:p>27631.49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NEOPOST LTD</text:p>
          </table:table-cell>
          <table:table-cell office:value-type="float" office:value="1076.53" table:style-name="ce5">
            <text:p>1076.53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ORCHID CELLMARK LTD</text:p>
          </table:table-cell>
          <table:table-cell office:value-type="float" office:value="203532.23" table:style-name="ce5">
            <text:p>203532.23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PRESSFAB EVO LTD</text:p>
          </table:table-cell>
          <table:table-cell office:value-type="float" office:value="6425.23" table:style-name="ce5">
            <text:p>6425.23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REED</text:p>
          </table:table-cell>
          <table:table-cell office:value-type="float" office:value="101158.81" table:style-name="ce5">
            <text:p>101158.81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REYNOLDS BLINDS</text:p>
          </table:table-cell>
          <table:table-cell office:value-type="float" office:value="520" table:style-name="ce5">
            <text:p>520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ROBERT M DONALDSON</text:p>
          </table:table-cell>
          <table:table-cell office:value-type="float" office:value="9272" table:style-name="ce5">
            <text:p>9272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ROYAL MAIL</text:p>
          </table:table-cell>
          <table:table-cell office:value-type="float" office:value="13508.85" table:style-name="ce5">
            <text:p>13508.85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RPS GROUP PLC</text:p>
          </table:table-cell>
          <table:table-cell office:value-type="float" office:value="10255" table:style-name="ce5">
            <text:p>10255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SPECIALIST CARS STEVENAGE</text:p>
          </table:table-cell>
          <table:table-cell office:value-type="float" office:value="1745.76" table:style-name="ce5">
            <text:p>1745.76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8558.75" table:style-name="ce5">
            <text:p>8558.75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ST THOMAS CROSS GARAGE LTD</text:p>
          </table:table-cell>
          <table:table-cell office:value-type="float" office:value="1205.75" table:style-name="ce5">
            <text:p>1205.75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SUSSEX POLICE AUTHORITY</text:p>
          </table:table-cell>
          <table:table-cell office:value-type="float" office:value="2421.29" table:style-name="ce5">
            <text:p>2421.29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SYTNER HIGH WYCOMBE</text:p>
          </table:table-cell>
          <table:table-cell office:value-type="float" office:value="1784.54" table:style-name="ce5">
            <text:p>1784.54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THE CHAIR CLINIC LTD</text:p>
          </table:table-cell>
          <table:table-cell office:value-type="float" office:value="1413" table:style-name="ce5">
            <text:p>1413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THISTLE DESIGN ASSOCIATES LTD</text:p>
          </table:table-cell>
          <table:table-cell office:value-type="float" office:value="3300" table:style-name="ce5">
            <text:p>3300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THOMAS INTERNATIONAL UK LTD</text:p>
          </table:table-cell>
          <table:table-cell office:value-type="float" office:value="8950" table:style-name="ce5">
            <text:p>8950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THRIFTY - FLIGHTFORM LTD</text:p>
          </table:table-cell>
          <table:table-cell office:value-type="float" office:value="3369.7" table:style-name="ce5">
            <text:p>3369.7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1T00:00:00" table:style-name="ce3">
            <text:p>11/11/2020</text:p>
          </table:table-cell>
          <table:table-cell office:value-type="string" table:style-name="ce4">
            <text:p>TOTAL PEST CONTROL</text:p>
          </table:table-cell>
          <table:table-cell office:value-type="float" office:value="1680" table:style-name="ce5">
            <text:p>1680</text:p>
          </table:table-cell>
          <table:table-cell office:value-type="float" office:value="3500" table:style-name="ce5">
            <text:p>350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ABINGDON LTD</text:p>
          </table:table-cell>
          <table:table-cell office:value-type="float" office:value="153037.07" table:style-name="ce5">
            <text:p>153037.07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ADT FIRE &amp; SECURITY LTD</text:p>
          </table:table-cell>
          <table:table-cell office:value-type="float" office:value="3250" table:style-name="ce5">
            <text:p>3250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ADT FIRE AND SECURITY PLC</text:p>
          </table:table-cell>
          <table:table-cell office:value-type="float" office:value="1100" table:style-name="ce5">
            <text:p>1100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ANGLIAN WATER</text:p>
          </table:table-cell>
          <table:table-cell office:value-type="float" office:value="509.85" table:style-name="ce5">
            <text:p>509.85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ARKTIS LTD</text:p>
          </table:table-cell>
          <table:table-cell office:value-type="float" office:value="2436" table:style-name="ce5">
            <text:p>2436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AUTOCRAFT EQUIPMENT LTD</text:p>
          </table:table-cell>
          <table:table-cell office:value-type="float" office:value="548" table:style-name="ce5">
            <text:p>548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B A TEXTILES LTD</text:p>
          </table:table-cell>
          <table:table-cell office:value-type="float" office:value="3300" table:style-name="ce5">
            <text:p>3300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BARKER AND EVANS</text:p>
          </table:table-cell>
          <table:table-cell office:value-type="float" office:value="16050" table:style-name="ce5">
            <text:p>16050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BMW (UK) LTD</text:p>
          </table:table-cell>
          <table:table-cell office:value-type="float" office:value="506.67" table:style-name="ce5">
            <text:p>506.67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BRITISH GAS TRADING LTD</text:p>
          </table:table-cell>
          <table:table-cell office:value-type="float" office:value="14507.58" table:style-name="ce5">
            <text:p>14507.58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BRITISH TELECOM</text:p>
          </table:table-cell>
          <table:table-cell office:value-type="float" office:value="3651.32" table:style-name="ce5">
            <text:p>3651.32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BUCKS COUNTY COUNCIL</text:p>
          </table:table-cell>
          <table:table-cell office:value-type="float" office:value="486172" table:style-name="ce5">
            <text:p>486172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CASTROL (UK) LTD</text:p>
          </table:table-cell>
          <table:table-cell office:value-type="float" office:value="840.32" table:style-name="ce5">
            <text:p>840.32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CELSUR PLASTICS LTD</text:p>
          </table:table-cell>
          <table:table-cell office:value-type="float" office:value="860" table:style-name="ce5">
            <text:p>860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CITY OF LONDON POLICE</text:p>
          </table:table-cell>
          <table:table-cell office:value-type="float" office:value="1645" table:style-name="ce5">
            <text:p>1645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CORONA ENERGY RETAIL 4 A/C</text:p>
          </table:table-cell>
          <table:table-cell office:value-type="float" office:value="39287.699999999997" table:style-name="ce5">
            <text:p>39287.7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4258" table:style-name="ce5">
            <text:p>4258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EDF ENERGY</text:p>
          </table:table-cell>
          <table:table-cell office:value-type="float" office:value="135182.57" table:style-name="ce5">
            <text:p>135182.57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636.72" table:style-name="ce5">
            <text:p>636.72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EXPERIAN LTD</text:p>
          </table:table-cell>
          <table:table-cell office:value-type="float" office:value="28919" table:style-name="ce5">
            <text:p>28919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F J LANE &amp; SON LTD</text:p>
          </table:table-cell>
          <table:table-cell office:value-type="float" office:value="10158" table:style-name="ce5">
            <text:p>10158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47476.41" table:style-name="ce5">
            <text:p>147476.41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2565" table:style-name="ce5">
            <text:p>2565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GOODYEAR DUNLOP UK</text:p>
          </table:table-cell>
          <table:table-cell office:value-type="float" office:value="4748.26" table:style-name="ce5">
            <text:p>4748.26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1515" table:style-name="ce5">
            <text:p>1515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GROUPTYRE WHOLSALE LTD</text:p>
          </table:table-cell>
          <table:table-cell office:value-type="float" office:value="2183.15" table:style-name="ce5">
            <text:p>2183.15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HAMPSHIRE POLICE AUTHORITY</text:p>
          </table:table-cell>
          <table:table-cell office:value-type="float" office:value="130406.12" table:style-name="ce5">
            <text:p>130406.12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IAN WEBB ENGINEERING LTD</text:p>
          </table:table-cell>
          <table:table-cell office:value-type="float" office:value="1570" table:style-name="ce5">
            <text:p>1570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ICETRAK LTD</text:p>
          </table:table-cell>
          <table:table-cell office:value-type="float" office:value="962.3" table:style-name="ce5">
            <text:p>962.3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IMSERV EUROPE LTD</text:p>
          </table:table-cell>
          <table:table-cell office:value-type="float" office:value="541.61" table:style-name="ce5">
            <text:p>541.61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INAZONE LTD</text:p>
          </table:table-cell>
          <table:table-cell office:value-type="float" office:value="1180" table:style-name="ce5">
            <text:p>1180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KEELA INTERNATIONAL</text:p>
          </table:table-cell>
          <table:table-cell office:value-type="float" office:value="1139.5" table:style-name="ce5">
            <text:p>1139.5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LOWE &amp; OLIVER LTD</text:p>
          </table:table-cell>
          <table:table-cell office:value-type="float" office:value="46474.720000000001" table:style-name="ce5">
            <text:p>46474.72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MILTON KEYNES COUNCIL</text:p>
          </table:table-cell>
          <table:table-cell office:value-type="float" office:value="261694" table:style-name="ce5">
            <text:p>261694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93851.15" table:style-name="ce5">
            <text:p>93851.15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NORTH OXFORD GARAGE LTD</text:p>
          </table:table-cell>
          <table:table-cell office:value-type="float" office:value="758.27" table:style-name="ce5">
            <text:p>758.27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OSMOND GROUP LTD</text:p>
          </table:table-cell>
          <table:table-cell office:value-type="float" office:value="784" table:style-name="ce5">
            <text:p>784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OXFORDSHIRE COUNTY COUNCIL</text:p>
          </table:table-cell>
          <table:table-cell office:value-type="float" office:value="693923" table:style-name="ce5">
            <text:p>693923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PMC POLYTHENE LTD</text:p>
          </table:table-cell>
          <table:table-cell office:value-type="float" office:value="1155.2" table:style-name="ce5">
            <text:p>1155.2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PMD MAGNETICS</text:p>
          </table:table-cell>
          <table:table-cell office:value-type="float" office:value="732" table:style-name="ce5">
            <text:p>732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POSTURITE (UK) LTD</text:p>
          </table:table-cell>
          <table:table-cell office:value-type="float" office:value="547.29999999999995" table:style-name="ce5">
            <text:p>547.3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PROMETHEUS MEDICAL LTD</text:p>
          </table:table-cell>
          <table:table-cell office:value-type="float" office:value="1525" table:style-name="ce5">
            <text:p>1525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Q ELECTRONICS LTD</text:p>
          </table:table-cell>
          <table:table-cell office:value-type="float" office:value="1750" table:style-name="ce5">
            <text:p>1750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READING BOROUGH COUNCIL</text:p>
          </table:table-cell>
          <table:table-cell office:value-type="float" office:value="457814" table:style-name="ce5">
            <text:p>457814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REED</text:p>
          </table:table-cell>
          <table:table-cell office:value-type="float" office:value="213831.8" table:style-name="ce5">
            <text:p>213831.8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REYNOLDS BLINDS</text:p>
          </table:table-cell>
          <table:table-cell office:value-type="float" office:value="1400.05" table:style-name="ce5">
            <text:p>1400.05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RICHARD BYRNE PROPERTY MAINTENANCE</text:p>
          </table:table-cell>
          <table:table-cell office:value-type="float" office:value="2785" table:style-name="ce5">
            <text:p>2785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ROYAL BOROUGH OF WINDSOR &amp; MAIDENHEAD CO</text:p>
          </table:table-cell>
          <table:table-cell office:value-type="float" office:value="148921" table:style-name="ce5">
            <text:p>148921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SCOTTISH POWER</text:p>
          </table:table-cell>
          <table:table-cell office:value-type="float" office:value="2901.99" table:style-name="ce5">
            <text:p>2901.99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SDI</text:p>
          </table:table-cell>
          <table:table-cell office:value-type="float" office:value="6600" table:style-name="ce5">
            <text:p>6600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SDS GROUP LTD</text:p>
          </table:table-cell>
          <table:table-cell office:value-type="float" office:value="570" table:style-name="ce5">
            <text:p>570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SLOUGH BOROUGH COUNCIL</text:p>
          </table:table-cell>
          <table:table-cell office:value-type="float" office:value="335938" table:style-name="ce5">
            <text:p>335938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SMS ENVIRONMENTAL LTD</text:p>
          </table:table-cell>
          <table:table-cell office:value-type="float" office:value="6790.24" table:style-name="ce5">
            <text:p>6790.24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SOUTHERN ELECTRIC</text:p>
          </table:table-cell>
          <table:table-cell office:value-type="float" office:value="2679.95" table:style-name="ce5">
            <text:p>2679.95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SPECIALIST CARS STEVENAGE</text:p>
          </table:table-cell>
          <table:table-cell office:value-type="float" office:value="1226.68" table:style-name="ce5">
            <text:p>1226.68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11036.84" table:style-name="ce5">
            <text:p>11036.84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THE OPEN UNIVERSITY</text:p>
          </table:table-cell>
          <table:table-cell office:value-type="float" office:value="3096" table:style-name="ce5">
            <text:p>3096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THISTLE DESIGN ASSOCIATES LTD</text:p>
          </table:table-cell>
          <table:table-cell office:value-type="float" office:value="1100" table:style-name="ce5">
            <text:p>1100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TOYE KENNING &amp; SPENCER LTD</text:p>
          </table:table-cell>
          <table:table-cell office:value-type="float" office:value="592" table:style-name="ce5">
            <text:p>592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TOYOTA (GB) PLC</text:p>
          </table:table-cell>
          <table:table-cell office:value-type="float" office:value="45262.23" table:style-name="ce5">
            <text:p>45262.23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WA PRODUCTS (UK) LTD</text:p>
          </table:table-cell>
          <table:table-cell office:value-type="float" office:value="1450" table:style-name="ce5">
            <text:p>1450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WAREHOUSE EXPRESS LTD</text:p>
          </table:table-cell>
          <table:table-cell office:value-type="float" office:value="11028.09" table:style-name="ce5">
            <text:p>11028.09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WEST BERKSHIRE COUNCIL</text:p>
          </table:table-cell>
          <table:table-cell office:value-type="float" office:value="155864" table:style-name="ce5">
            <text:p>155864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WINDRUSH DOOR &amp; WINDOW SERVICES LTD</text:p>
          </table:table-cell>
          <table:table-cell office:value-type="float" office:value="4460" table:style-name="ce5">
            <text:p>4460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WOKINGHAM BOROUGH COUNCIL</text:p>
          </table:table-cell>
          <table:table-cell office:value-type="float" office:value="104205" table:style-name="ce5">
            <text:p>104205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WOLSELEY CENTERS LTD</text:p>
          </table:table-cell>
          <table:table-cell office:value-type="float" office:value="3603.01" table:style-name="ce5">
            <text:p>3603.01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table:style-name="ce4">
            <text:p>WOODWAY ENGINEERING LTD</text:p>
          </table:table-cell>
          <table:table-cell office:value-type="float" office:value="2225.75" table:style-name="ce5">
            <text:p>2225.75</text:p>
          </table:table-cell>
          <table:table-cell office:value-type="float" office:value="3501" table:style-name="ce5">
            <text:p>350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ADT FIRE AND SECURITY PLC</text:p>
          </table:table-cell>
          <table:table-cell office:value-type="float" office:value="855" table:style-name="ce5">
            <text:p>855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APEX SECURITY ENGINEERING LIMITED</text:p>
          </table:table-cell>
          <table:table-cell office:value-type="float" office:value="1864" table:style-name="ce5">
            <text:p>1864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ATS EUROMASTER LTD</text:p>
          </table:table-cell>
          <table:table-cell office:value-type="float" office:value="1629.07" table:style-name="ce5">
            <text:p>1629.07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BARKER AND EVANS</text:p>
          </table:table-cell>
          <table:table-cell office:value-type="float" office:value="17340" table:style-name="ce5">
            <text:p>17340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2643.3" table:style-name="ce5">
            <text:p>2643.3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CALOR GAS LTD</text:p>
          </table:table-cell>
          <table:table-cell office:value-type="float" office:value="2975.77" table:style-name="ce5">
            <text:p>2975.77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CASTROL (UK) LTD</text:p>
          </table:table-cell>
          <table:table-cell office:value-type="float" office:value="1148.1600000000001" table:style-name="ce5">
            <text:p>1148.16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CHILTERN EQUINE CLINIC</text:p>
          </table:table-cell>
          <table:table-cell office:value-type="float" office:value="527.55999999999995" table:style-name="ce5">
            <text:p>527.56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CIVIL DEFENCE SUPPLY LTD</text:p>
          </table:table-cell>
          <table:table-cell office:value-type="float" office:value="673.5" table:style-name="ce5">
            <text:p>673.5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COOPER READING</text:p>
          </table:table-cell>
          <table:table-cell office:value-type="float" office:value="1805.69" table:style-name="ce5">
            <text:p>1805.69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CORONA ENERGY RETAIL 4 A/C</text:p>
          </table:table-cell>
          <table:table-cell office:value-type="float" office:value="555.6" table:style-name="ce5">
            <text:p>555.6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1036" table:style-name="ce5">
            <text:p>1036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D &amp; P LUXURY TOILETS LTD</text:p>
          </table:table-cell>
          <table:table-cell office:value-type="float" office:value="750" table:style-name="ce5">
            <text:p>750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DARKE &amp; TAYLOR LTD</text:p>
          </table:table-cell>
          <table:table-cell office:value-type="float" office:value="2507.86" table:style-name="ce5">
            <text:p>2507.86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DATCHET PARISH COUNCIL</text:p>
          </table:table-cell>
          <table:table-cell office:value-type="float" office:value="887.5" table:style-name="ce5">
            <text:p>887.5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54334.19" table:style-name="ce5">
            <text:p>54334.19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DJ COX LTD T/A LANCASTER VOLKSWAGON</text:p>
          </table:table-cell>
          <table:table-cell office:value-type="float" office:value="596.11" table:style-name="ce5">
            <text:p>596.11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60649.87" table:style-name="ce5">
            <text:p>60649.87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ESRI (UK) LIMITED</text:p>
          </table:table-cell>
          <table:table-cell office:value-type="float" office:value="324913" table:style-name="ce5">
            <text:p>324913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G4S INTERGRATED SERVICES</text:p>
          </table:table-cell>
          <table:table-cell office:value-type="float" office:value="1071.5" table:style-name="ce5">
            <text:p>1071.5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GOODYEAR DUNLOP UK</text:p>
          </table:table-cell>
          <table:table-cell office:value-type="float" office:value="27896.81" table:style-name="ce5">
            <text:p>27896.81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3731.5" table:style-name="ce5">
            <text:p>3731.5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GRG PUBLIC RESOURCES LTD</text:p>
          </table:table-cell>
          <table:table-cell office:value-type="float" office:value="4511.5" table:style-name="ce5">
            <text:p>4511.5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GROUPTYRE WHOLSALE LTD</text:p>
          </table:table-cell>
          <table:table-cell office:value-type="float" office:value="3130.6" table:style-name="ce5">
            <text:p>3130.6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29191.360000000001" table:style-name="ce5">
            <text:p>29191.36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INSIDE OUT DEVELOPMENTS LTD</text:p>
          </table:table-cell>
          <table:table-cell office:value-type="float" office:value="570.08000000000004" table:style-name="ce5">
            <text:p>570.08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K &amp; R AUTO SERVICES LTD</text:p>
          </table:table-cell>
          <table:table-cell office:value-type="float" office:value="944.02" table:style-name="ce5">
            <text:p>944.02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LLOYD MOTORS LTD</text:p>
          </table:table-cell>
          <table:table-cell office:value-type="float" office:value="7292.42" table:style-name="ce5">
            <text:p>7292.42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LOWE &amp; OLIVER LTD</text:p>
          </table:table-cell>
          <table:table-cell office:value-type="float" office:value="1351.86" table:style-name="ce5">
            <text:p>1351.86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2314.35" table:style-name="ce5">
            <text:p>2314.35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MARSH LTD</text:p>
          </table:table-cell>
          <table:table-cell office:value-type="float" office:value="62720" table:style-name="ce5">
            <text:p>62720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MARSHALL MOTOR GROUP- CAMBRIDGE</text:p>
          </table:table-cell>
          <table:table-cell office:value-type="float" office:value="560.73" table:style-name="ce5">
            <text:p>560.73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MC PRODUCTS</text:p>
          </table:table-cell>
          <table:table-cell office:value-type="float" office:value="1590" table:style-name="ce5">
            <text:p>1590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36551.74" table:style-name="ce5">
            <text:p>36551.74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ORCHID CELLMARK LTD</text:p>
          </table:table-cell>
          <table:table-cell office:value-type="float" office:value="84799.83" table:style-name="ce5">
            <text:p>84799.83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OSMOND GROUP LTD</text:p>
          </table:table-cell>
          <table:table-cell office:value-type="float" office:value="719.2" table:style-name="ce5">
            <text:p>719.2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QMP MANAGEMENT &amp; DESIGN</text:p>
          </table:table-cell>
          <table:table-cell office:value-type="float" office:value="1950" table:style-name="ce5">
            <text:p>1950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REED</text:p>
          </table:table-cell>
          <table:table-cell office:value-type="float" office:value="117147.85" table:style-name="ce5">
            <text:p>117147.85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RGR GARAGES (CRANFIELD) LTD</text:p>
          </table:table-cell>
          <table:table-cell office:value-type="float" office:value="503.14" table:style-name="ce5">
            <text:p>503.14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RSG ENGINEERING LTD</text:p>
          </table:table-cell>
          <table:table-cell office:value-type="float" office:value="750" table:style-name="ce5">
            <text:p>750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RYGOR COMMERCIALS LTD</text:p>
          </table:table-cell>
          <table:table-cell office:value-type="float" office:value="81738" table:style-name="ce5">
            <text:p>81738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S P SERVICES</text:p>
          </table:table-cell>
          <table:table-cell office:value-type="float" office:value="650" table:style-name="ce5">
            <text:p>650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SERFCA - BUCKINGHAMSHIRE</text:p>
          </table:table-cell>
          <table:table-cell office:value-type="float" office:value="7656" table:style-name="ce5">
            <text:p>7656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SOUTH WALES POLICE AUTHORITY</text:p>
          </table:table-cell>
          <table:table-cell office:value-type="float" office:value="6649.11" table:style-name="ce5">
            <text:p>6649.11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SPECIALIST CARS STEVENAGE</text:p>
          </table:table-cell>
          <table:table-cell office:value-type="float" office:value="4034.92" table:style-name="ce5">
            <text:p>4034.92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74356.2" table:style-name="ce5">
            <text:p>74356.2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ST THOMAS CROSS GARAGE LTD</text:p>
          </table:table-cell>
          <table:table-cell office:value-type="float" office:value="2813.13" table:style-name="ce5">
            <text:p>2813.13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STAFFORD BRIDGE DOORS LTD</text:p>
          </table:table-cell>
          <table:table-cell office:value-type="float" office:value="1828" table:style-name="ce5">
            <text:p>1828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STAPLETONS (TYRE SERVICES) LTD</text:p>
          </table:table-cell>
          <table:table-cell office:value-type="float" office:value="639.29999999999995" table:style-name="ce5">
            <text:p>639.3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SUSSEX POLICE AUTHORITY</text:p>
          </table:table-cell>
          <table:table-cell office:value-type="float" office:value="1847.87" table:style-name="ce5">
            <text:p>1847.87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UNISYS LTD</text:p>
          </table:table-cell>
          <table:table-cell office:value-type="float" office:value="128185" table:style-name="ce5">
            <text:p>128185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VODAFONE LIMITED</text:p>
          </table:table-cell>
          <table:table-cell office:value-type="float" office:value="155401.88" table:style-name="ce5">
            <text:p>155401.88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WEST MIDLANDS POLICE AUTHORITY</text:p>
          </table:table-cell>
          <table:table-cell office:value-type="float" office:value="1500" table:style-name="ce5">
            <text:p>1500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ZURICH INSURANCE</text:p>
          </table:table-cell>
          <table:table-cell office:value-type="float" office:value="10118" table:style-name="ce5">
            <text:p>10118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1-25T00:00:00" table:style-name="ce3">
            <text:p>25/11/2020</text:p>
          </table:table-cell>
          <table:table-cell office:value-type="string" table:style-name="ce4">
            <text:p>ZURICH INSURANCE</text:p>
          </table:table-cell>
          <table:table-cell office:value-type="float" office:value="12821.72" table:style-name="ce5">
            <text:p>12821.72</text:p>
          </table:table-cell>
          <table:table-cell office:value-type="float" office:value="3502" table:style-name="ce5">
            <text:p>350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number-rows-repeated="1048336" table:style-name="ro1">
          <table:table-cell table:number-columns-repeated="16384"/>
        </table:table-row>
      </table:table>
      <table:database-ranges>
        <table:database-range table:target-range-address="Transparency_Report_-_Export_Da.A2:Transparency_Report_-_Export_Da.E24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ratley Jennifer</meta:initial-creator>
    <dc:creator>Roberts, Charlotte (C7904)</dc:creator>
    <meta:creation-date>2020-12-09T10:51:29Z</meta:creation-date>
    <dc:date>2020-12-10T09:46:24Z</dc:date>
    <meta:print-date>2020-12-10T09:45:05Z</meta:print-date>
  </office:meta>
</office:document-meta>
</file>